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i>n</mi>
        </mrow>
      </mfenced>
      <mrow>
        <mi/>
        <mo stretchy="false">=</mo>
        <mi/>
      </mrow>
      <mfrac>
        <mn>1</mn>
        <msqrt>
          <mrow>
            <mo stretchy="false">(</mo>
            <mrow>
              <mi>n</mi>
              <mtext>!</mtext>
            </mrow>
            <mo stretchy="false">)</mo>
          </mrow>
        </msqrt>
      </mfrac>
      <msup>
        <mrow>
          <mo stretchy="false">(</mo>
          <mrow>
            <msup>
              <mi>a</mi>
              <mo stretchy="false">†</mo>
            </msup>
          </mrow>
          <mo stretchy="false">)</mo>
        </mrow>
        <mi>n</mi>
      </msup>
      <mi/>
      <mfenced open="∣" close="〉">
        <mrow>
          <mn>0</mn>
        </mrow>
      </mfenced>
    </mrow>
    <annotation encoding="StarMath 5.0">left lline n right rangle `=`
1 over sqrt(n "!") (a ^%Ux2020)^n ` left lline 0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5:00:38.295000000</meta:creation-date>
    <meta:generator>LibreOffice/4.1.4.2$Windows_x86 LibreOffice_project/0a0440ccc0227ad9829de5f46be37cfb6edcf72</meta:generator>
  </office:meta>
</office:document-meta>
</file>